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52" table:default-cell-style-name="Default"/>
        <table:table-column table:style-name="co1" table:number-columns-repeated="92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6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6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6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6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6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6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8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28"/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19"/>
          <table:table-cell table:style-name="ce28"/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19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58"/>
          <table:table-cell table:style-name="ce44"/>
          <table:table-cell table:style-name="ce20" table:number-columns-repeated="2"/>
          <table:table-cell table:number-columns-repeated="7" table:style-name="ce2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0" table:number-columns-repeated="10"/>
          <table:table-cell table:number-columns-repeated="925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0" calcext:value-type="float">
            <text:p>0</text:p>
          </table:table-cell>
          <table:table-cell table:style-name="ce3" table:formula="of:=COUNTA([.CD2:.CD22])" office:value-type="float" office:value="11" calcext:value-type="float">
            <text:p>11</text:p>
          </table:table-cell>
          <table:table-cell table:style-name="ce3" table:formula="of:=COUNTA([.CE2:.CE22])" office:value-type="float" office:value="9" calcext:value-type="float">
            <text:p>9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8" calcext:value-type="float">
            <text:p>8</text:p>
          </table:table-cell>
          <table:table-cell table:style-name="ce3" table:formula="of:=COUNTA([.CI2:.CI22])" office:value-type="float" office:value="8" calcext:value-type="float">
            <text:p>8</text:p>
          </table:table-cell>
          <table:table-cell table:style-name="ce3" table:formula="of:=COUNTA([.CJ2:.CJ22])" office:value-type="float" office:value="6" calcext:value-type="float">
            <text:p>6</text:p>
          </table:table-cell>
          <table:table-cell table:style-name="ce3" table:formula="of:=COUNTA([.CK2:.CK22])" office:value-type="float" office:value="7" calcext:value-type="float">
            <text:p>7</text:p>
          </table:table-cell>
          <table:table-cell table:style-name="ce3" table:formula="of:=COUNTA([.CL2:.CL22])" office:value-type="float" office:value="0" calcext:value-type="float">
            <text:p>0</text:p>
          </table:table-cell>
          <table:table-cell table:style-name="ce3" table:formula="of:=COUNTA([.CM2:.CM22])" office:value-type="float" office:value="0" calcext:value-type="float">
            <text:p>0</text:p>
          </table:table-cell>
          <table:table-cell table:style-name="ce3" table:formula="of:=COUNTA([.CN2:.CN22])" office:value-type="float" office:value="1" calcext:value-type="float">
            <text:p>1</text:p>
          </table:table-cell>
          <table:table-cell table:style-name="ce3" table:formula="of:=COUNTA([.CO2:.CO22])" office:value-type="float" office:value="1" calcext:value-type="float">
            <text:p>1</text:p>
          </table:table-cell>
          <table:table-cell table:style-name="ce3" table:formula="of:=COUNTA([.CP2:.CP22])" office:value-type="float" office:value="0" calcext:value-type="float">
            <text:p>0</text:p>
          </table:table-cell>
          <table:table-cell table:style-name="ce3" table:formula="of:=COUNTA([.CQ2:.CQ22])" office:value-type="float" office:value="0" calcext:value-type="float">
            <text:p>0</text:p>
          </table:table-cell>
          <table:table-cell table:style-name="ce3" table:formula="of:=COUNTA([.CR2:.CR22])" office:value-type="float" office:value="1" calcext:value-type="float">
            <text:p>1</text:p>
          </table:table-cell>
          <table:table-cell table:style-name="ce3" table:formula="of:=COUNTA([.CS2:.CS22])" office:value-type="float" office:value="1" calcext:value-type="float">
            <text:p>1</text:p>
          </table:table-cell>
          <table:table-cell table:style-name="ce3" table:formula="of:=COUNTA([.CT2:.CT22])" office:value-type="float" office:value="1" calcext:value-type="float">
            <text:p>1</text:p>
          </table:table-cell>
          <table:table-cell table:style-name="ce3" table:formula="of:=COUNTA([.CU2:.CU22])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11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5"/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7" table:number-columns-repeated="10"/>
          <table:table-cell table:number-columns-repeated="925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12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 table:number-columns-repeated="3"/>
          <table:table-cell table:number-columns-repeated="4" table:style-name="ce25" office:value-type="float" office:value="450" calcext:value-type="float">
            <text:p>450</text:p>
          </table:table-cell>
          <table:table-cell table:style-name="ce25" table:number-columns-repeated="10"/>
          <table:table-cell table:number-columns-repeated="925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45" calcext:value-type="float">
            <text:p>45</text:p>
          </table:table-cell>
          <table:table-cell table:style-name="ce30" table:formula="of:=IF([.BS24]&gt;0; [.BS25]/[.BS24]; 0)" office:value-type="float" office:value="56.25" calcext:value-type="float">
            <text:p>56</text:p>
          </table:table-cell>
          <table:table-cell table:style-name="ce30" table:formula="of:=IF([.BT24]&gt;0; [.BT25]/[.BT24]; 0)" office:value-type="float" office:value="45" calcext:value-type="float">
            <text:p>45</text:p>
          </table:table-cell>
          <table:table-cell table:style-name="ce30" table:formula="of:=IF([.BU24]&gt;0; [.BU25]/[.BU24]; 0)" office:value-type="float" office:value="50" calcext:value-type="float">
            <text:p>50</text:p>
          </table:table-cell>
          <table:table-cell table:style-name="ce30" table:formula="of:=IF([.BV24]&gt;0; [.BV25]/[.BV24]; 0)" office:value-type="float" office:value="36" calcext:value-type="float">
            <text:p>36</text:p>
          </table:table-cell>
          <table:table-cell table:style-name="ce30" table:formula="of:=IF([.BW24]&gt;0; [.BW25]/[.BW24]; 0)" office:value-type="float" office:value="40" calcext:value-type="float">
            <text:p>40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23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40.9090909090909" calcext:value-type="float">
            <text:p>41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0" calcext:value-type="float">
            <text:p>0</text:p>
          </table:table-cell>
          <table:table-cell table:style-name="ce30" table:formula="of:=IF([.CI24]&gt;0; [.CI25]/[.CI24]; 0)" office:value-type="float" office:value="0" calcext:value-type="float">
            <text:p>0</text:p>
          </table:table-cell>
          <table:table-cell table:style-name="ce30" table:formula="of:=IF([.CJ24]&gt;0; [.CJ25]/[.CJ24]; 0)" office:value-type="float" office:value="75" calcext:value-type="float">
            <text:p>75</text:p>
          </table:table-cell>
          <table:table-cell table:style-name="ce30" table:formula="of:=IF([.CK24]&gt;0; [.CK25]/[.CK24]; 0)" office:value-type="float" office:value="0" calcext:value-type="float">
            <text:p>0</text:p>
          </table:table-cell>
          <table:table-cell table:style-name="ce30" table:formula="of:=IF([.CL24]&gt;0; [.CL25]/[.CL24]; 0)" office:value-type="float" office:value="0" calcext:value-type="float">
            <text:p>0</text:p>
          </table:table-cell>
          <table:table-cell table:style-name="ce30" table:formula="of:=IF([.CM24]&gt;0; [.CM25]/[.CM24]; 0)" office:value-type="float" office:value="0" calcext:value-type="float">
            <text:p>0</text:p>
          </table:table-cell>
          <table:table-cell table:style-name="ce30" table:formula="of:=IF([.CN24]&gt;0; [.CN25]/[.CN24]; 0)" office:value-type="float" office:value="0" calcext:value-type="float">
            <text:p>0</text:p>
          </table:table-cell>
          <table:table-cell table:style-name="ce30" table:formula="of:=IF([.CO24]&gt;0; [.CO25]/[.CO24]; 0)" office:value-type="float" office:value="0" calcext:value-type="float">
            <text:p>0</text:p>
          </table:table-cell>
          <table:table-cell table:style-name="ce30" table:formula="of:=IF([.CP24]&gt;0; [.CP25]/[.CP24]; 0)" office:value-type="float" office:value="0" calcext:value-type="float">
            <text:p>0</text:p>
          </table:table-cell>
          <table:table-cell table:style-name="ce30" table:formula="of:=IF([.CQ24]&gt;0; [.CQ25]/[.CQ24]; 0)" office:value-type="float" office:value="0" calcext:value-type="float">
            <text:p>0</text:p>
          </table:table-cell>
          <table:table-cell table:style-name="ce30" table:formula="of:=IF([.CR24]&gt;0; [.CR25]/[.CR24]; 0)" office:value-type="float" office:value="0" calcext:value-type="float">
            <text:p>0</text:p>
          </table:table-cell>
          <table:table-cell table:style-name="ce30" table:formula="of:=IF([.CS24]&gt;0; [.CS25]/[.CS24]; 0)" office:value-type="float" office:value="0" calcext:value-type="float">
            <text:p>0</text:p>
          </table:table-cell>
          <table:table-cell table:style-name="ce30" table:formula="of:=IF([.CT24]&gt;0; [.CT25]/[.CT24]; 0)" office:value-type="float" office:value="0" calcext:value-type="float">
            <text:p>0</text:p>
          </table:table-cell>
          <table:table-cell table:style-name="ce30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12.5" calcext:value-type="float">
            <text:p>413</text:p>
          </table:table-cell>
          <table:table-cell table:style-name="ce13" table:formula="of:=[.E25]-SUM([.E2:.E18])*[.E26]" office:value-type="float" office:value="454.545454545455" calcext:value-type="float">
            <text:p>455</text:p>
          </table:table-cell>
          <table:table-cell table:style-name="ce24" table:formula="of:=[.F25]-SUM([.F2:.F18])*[.F26]" office:value-type="float" office:value="409.090909090909" calcext:value-type="float">
            <text:p>409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37.5" calcext:value-type="float">
            <text:p>338</text:p>
          </table:table-cell>
          <table:table-cell table:style-name="ce13" table:formula="of:=[.K25]-SUM([.K2:.K18])*[.K26]" office:value-type="float" office:value="388.888888888889" calcext:value-type="float">
            <text:p>389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37.5" calcext:value-type="float">
            <text:p>338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00" calcext:value-type="float">
            <text:p>400</text:p>
          </table:table-cell>
          <table:table-cell table:style-name="ce13" table:formula="of:=[.Q25]-SUM([.Q2:.Q18])*[.Q26]" office:value-type="float" office:value="437.5" calcext:value-type="float">
            <text:p>438</text:p>
          </table:table-cell>
          <table:table-cell table:style-name="ce24" table:formula="of:=[.R25]-SUM([.R2:.R18])*[.R26]" office:value-type="float" office:value="393.75" calcext:value-type="float">
            <text:p>394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350" calcext:value-type="float">
            <text:p>35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262.5" calcext:value-type="float">
            <text:p>263</text:p>
          </table:table-cell>
          <table:table-cell table:style-name="ce13" table:formula="of:=[.Y25]-SUM([.Y2:.Y18])*[.Y26]" office:value-type="float" office:value="187.5" calcext:value-type="float">
            <text:p>188</text:p>
          </table:table-cell>
          <table:table-cell table:style-name="ce24" table:formula="of:=[.Z25]-SUM([.Z2:.Z18])*[.Z26]" office:value-type="float" office:value="173.076923076923" calcext:value-type="float">
            <text:p>173</text:p>
          </table:table-cell>
          <table:table-cell table:style-name="ce13" table:formula="of:=[.AA25]-SUM([.AA2:.AA18])*[.AA26]" office:value-type="float" office:value="187.5" calcext:value-type="float">
            <text:p>188</text:p>
          </table:table-cell>
          <table:table-cell table:style-name="ce24" table:formula="of:=[.AB25]-SUM([.AB2:.AB18])*[.AB26]" office:value-type="float" office:value="250" calcext:value-type="float">
            <text:p>250</text:p>
          </table:table-cell>
          <table:table-cell table:style-name="ce14" table:formula="of:=[.AC25]-SUM([.AC2:.AC18])*[.AC26]" office:value-type="float" office:value="337.5" calcext:value-type="float">
            <text:p>338</text:p>
          </table:table-cell>
          <table:table-cell table:style-name="ce14" table:formula="of:=[.AD25]-SUM([.AD2:.AD18])*[.AD26]" office:value-type="float" office:value="250" calcext:value-type="float">
            <text:p>250</text:p>
          </table:table-cell>
          <table:table-cell table:style-name="ce14" table:formula="of:=[.AE25]-SUM([.AE2:.AE18])*[.AE26]" office:value-type="float" office:value="250" calcext:value-type="float">
            <text:p>250</text:p>
          </table:table-cell>
          <table:table-cell table:style-name="ce14" table:formula="of:=[.AF25]-SUM([.AF2:.AF18])*[.AF26]" office:value-type="float" office:value="250" calcext:value-type="float">
            <text:p>250</text:p>
          </table:table-cell>
          <table:table-cell table:style-name="ce14" table:formula="of:=[.AG25]-SUM([.AG2:.AG18])*[.AG26]" office:value-type="float" office:value="250" calcext:value-type="float">
            <text:p>250</text:p>
          </table:table-cell>
          <table:table-cell table:style-name="ce14" table:formula="of:=[.AH25]-SUM([.AH2:.AH18])*[.AH26]" office:value-type="float" office:value="350" calcext:value-type="float">
            <text:p>350</text:p>
          </table:table-cell>
          <table:table-cell table:style-name="ce14" table:formula="of:=[.AI25]-SUM([.AI2:.AI18])*[.AI26]" office:value-type="float" office:value="321.428571428571" calcext:value-type="float">
            <text:p>321</text:p>
          </table:table-cell>
          <table:table-cell table:style-name="ce14" table:formula="of:=[.AJ25]-SUM([.AJ2:.AJ18])*[.AJ26]" office:value-type="float" office:value="321.428571428571" calcext:value-type="float">
            <text:p>321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281.25" calcext:value-type="float">
            <text:p>281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21.428571428571" calcext:value-type="float">
            <text:p>321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308.571428571429" calcext:value-type="float">
            <text:p>309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308.571428571429" calcext:value-type="float">
            <text:p>309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320" calcext:value-type="float">
            <text:p>320</text:p>
          </table:table-cell>
          <table:table-cell table:style-name="ce14" table:formula="of:=[.BG25]-SUM([.BG2:.BG21])*[.BG26]" office:value-type="float" office:value="315" calcext:value-type="float">
            <text:p>315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321.428571428571" calcext:value-type="float">
            <text:p>321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252" calcext:value-type="float">
            <text:p>252</text:p>
          </table:table-cell>
          <table:table-cell table:style-name="ce14" table:formula="of:=[.BO25]-SUM([.BO2:.BO21])*[.BO26]" office:value-type="float" office:value="252" calcext:value-type="float">
            <text:p>252</text:p>
          </table:table-cell>
          <table:table-cell table:style-name="ce14" table:formula="of:=[.BP25]-SUM([.BP2:.BP21])*[.BP26]" office:value-type="float" office:value="270" calcext:value-type="float">
            <text:p>27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45" calcext:value-type="float">
            <text:p>45</text:p>
          </table:table-cell>
          <table:table-cell table:style-name="ce14" table:formula="of:=[.BS25]-SUM([.BS2:.BS21])*[.BS26]" office:value-type="float" office:value="56.25" calcext:value-type="float">
            <text:p>56</text:p>
          </table:table-cell>
          <table:table-cell table:style-name="ce14" table:formula="of:=[.BT25]-SUM([.BT2:.BT21])*[.BT26]" office:value-type="float" office:value="90" calcext:value-type="float">
            <text:p>90</text:p>
          </table:table-cell>
          <table:table-cell table:style-name="ce14" table:formula="of:=[.BU25]-SUM([.BU2:.BU21])*[.BU26]" office:value-type="float" office:value="100" calcext:value-type="float">
            <text:p>100</text:p>
          </table:table-cell>
          <table:table-cell table:style-name="ce14" table:formula="of:=[.BV25]-SUM([.BV2:.BV21])*[.BV26]" office:value-type="float" office:value="108" calcext:value-type="float">
            <text:p>108</text:p>
          </table:table-cell>
          <table:table-cell table:style-name="ce14" table:formula="of:=[.BW25]-SUM([.BW2:.BW21])*[.BW26]" office:value-type="float" office:value="120" calcext:value-type="float">
            <text:p>120</text:p>
          </table:table-cell>
          <table:table-cell table:style-name="ce14" table:formula="of:=[.BX25]-SUM([.BX2:.BX21])*[.BX26]" office:value-type="float" office:value="98.1818181818182" calcext:value-type="float">
            <text:p>98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3" table:formula="of:=[.CA25]-SUM([.CA2:.CA21])*[.CA26]" office:value-type="float" office:value="0" calcext:value-type="float">
            <text:p>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2])*[.CD26]" office:value-type="float" office:value="40.9090909090909" calcext:value-type="float">
            <text:p>41</text:p>
          </table:table-cell>
          <table:table-cell table:style-name="ce14" table:formula="of:=[.CE25]-SUM([.CE2:.CE22])*[.CE26]" office:value-type="float" office:value="0" calcext:value-type="float">
            <text:p>0</text:p>
          </table:table-cell>
          <table:table-cell table:style-name="ce14" table:formula="of:=[.CF25]-SUM([.CF2:.CF22])*[.CF26]" office:value-type="float" office:value="0" calcext:value-type="float">
            <text:p>0</text:p>
          </table:table-cell>
          <table:table-cell table:style-name="ce14" table:formula="of:=[.CG25]-SUM([.CG2:.CG22])*[.CG26]" office:value-type="float" office:value="0" calcext:value-type="float">
            <text:p>0</text:p>
          </table:table-cell>
          <table:table-cell table:style-name="ce14" table:formula="of:=[.CH25]-SUM([.CH2:.CH22])*[.CH26]" office:value-type="float" office:value="450" calcext:value-type="float">
            <text:p>450</text:p>
          </table:table-cell>
          <table:table-cell table:style-name="ce14" table:formula="of:=[.CI25]-SUM([.CI2:.CI22])*[.CI26]" office:value-type="float" office:value="450" calcext:value-type="float">
            <text:p>450</text:p>
          </table:table-cell>
          <table:table-cell table:style-name="ce14" table:formula="of:=[.CJ25]-SUM([.CJ2:.CJ22])*[.CJ26]" office:value-type="float" office:value="75" calcext:value-type="float">
            <text:p>75</text:p>
          </table:table-cell>
          <table:table-cell table:style-name="ce14" table:formula="of:=[.CK25]-SUM([.CK2:.CK22])*[.CK26]" office:value-type="float" office:value="450" calcext:value-type="float">
            <text:p>450</text:p>
          </table:table-cell>
          <table:table-cell table:style-name="ce14" table:formula="of:=[.CL25]-SUM([.CL2:.CL22])*[.CL26]" office:value-type="float" office:value="0" calcext:value-type="float">
            <text:p>0</text:p>
          </table:table-cell>
          <table:table-cell table:style-name="ce14" table:formula="of:=[.CM25]-SUM([.CM2:.CM22])*[.CM26]" office:value-type="float" office:value="0" calcext:value-type="float">
            <text:p>0</text:p>
          </table:table-cell>
          <table:table-cell table:style-name="ce14" table:formula="of:=[.CN25]-SUM([.CN2:.CN22])*[.CN26]" office:value-type="float" office:value="0" calcext:value-type="float">
            <text:p>0</text:p>
          </table:table-cell>
          <table:table-cell table:style-name="ce14" table:formula="of:=[.CO25]-SUM([.CO2:.CO22])*[.CO26]" office:value-type="float" office:value="0" calcext:value-type="float">
            <text:p>0</text:p>
          </table:table-cell>
          <table:table-cell table:style-name="ce14" table:formula="of:=[.CP25]-SUM([.CP2:.CP22])*[.CP26]" office:value-type="float" office:value="0" calcext:value-type="float">
            <text:p>0</text:p>
          </table:table-cell>
          <table:table-cell table:style-name="ce14" table:formula="of:=[.CQ25]-SUM([.CQ2:.CQ22])*[.CQ26]" office:value-type="float" office:value="0" calcext:value-type="float">
            <text:p>0</text:p>
          </table:table-cell>
          <table:table-cell table:style-name="ce14" table:formula="of:=[.CR25]-SUM([.CR2:.CR22])*[.CR26]" office:value-type="float" office:value="0" calcext:value-type="float">
            <text:p>0</text:p>
          </table:table-cell>
          <table:table-cell table:style-name="ce14" table:formula="of:=[.CS25]-SUM([.CS2:.CS22])*[.CS26]" office:value-type="float" office:value="0" calcext:value-type="float">
            <text:p>0</text:p>
          </table:table-cell>
          <table:table-cell table:style-name="ce14" table:formula="of:=[.CT25]-SUM([.CT2:.CT22])*[.CT26]" office:value-type="float" office:value="0" calcext:value-type="float">
            <text:p>0</text:p>
          </table:table-cell>
          <table:table-cell table:style-name="ce14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12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/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Павлюк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table:number-columns-repeated="10"/>
          <table:table-cell table:number-columns-repeated="92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7"/>
          <table:table-cell table:style-name="ce46" office:value-type="string" calcext:value-type="string">
            <text:p>Воробьев</text:p>
          </table:table-cell>
          <table:table-cell table:style-name="ce46" office:value-type="string" calcext:value-type="string">
            <text:p>Воробьева</text:p>
          </table:table-cell>
          <table:table-cell table:style-name="ce46" office:value-type="string" calcext:value-type="string">
            <text:p>Дорохин</text:p>
          </table:table-cell>
          <table:table-cell table:style-name="ce46" office:value-type="string" calcext:value-type="string">
            <text:p>Захаров</text:p>
          </table:table-cell>
          <table:table-cell table:style-name="ce46" office:value-type="string" calcext:value-type="string">
            <text:p>Иванова</text:p>
          </table:table-cell>
          <table:table-cell table:style-name="ce46" office:value-type="string" calcext:value-type="string">
            <text:p>Лисицын</text:p>
          </table:table-cell>
          <table:table-cell table:style-name="ce46" office:value-type="string" calcext:value-type="string">
            <text:p>Мулюков</text:p>
          </table:table-cell>
          <table:table-cell table:style-name="ce46" office:value-type="string" calcext:value-type="string">
            <text:p>Мурлатов</text:p>
          </table:table-cell>
          <table:table-cell table:style-name="ce46" office:value-type="string" calcext:value-type="string">
            <text:p>Павлюк</text:p>
          </table:table-cell>
          <table:table-cell table:style-name="ce46" office:value-type="string" calcext:value-type="string">
            <text:p>Пискун</text:p>
          </table:table-cell>
          <table:table-cell table:style-name="ce46" office:value-type="string" calcext:value-type="string">
            <text:p>Полищук </text:p>
          </table:table-cell>
          <table:table-cell table:style-name="ce46" office:value-type="string" calcext:value-type="string">
            <text:p>Рагимов</text:p>
          </table:table-cell>
          <table:table-cell table:style-name="ce46" office:value-type="string" calcext:value-type="string">
            <text:p>Скиднов</text:p>
          </table:table-cell>
          <table:table-cell table:style-name="ce46" office:value-type="string" calcext:value-type="string">
            <text:p>Фатеев</text:p>
          </table:table-cell>
          <table:table-cell table:style-name="ce46" office:value-type="string" calcext:value-type="string">
            <text:p>Улитин</text:p>
          </table:table-cell>
          <table:table-cell table:style-name="ce46" office:value-type="string" calcext:value-type="string">
            <text:p>Ковалев</text:p>
          </table:table-cell>
          <table:table-cell table:style-name="ce46" office:value-type="string" calcext:value-type="string">
            <text:p>Чердинцев</text:p>
          </table:table-cell>
          <table:table-cell table:style-name="ce46" office:value-type="string" calcext:value-type="string">
            <text:p>Уваркин</text:p>
          </table:table-cell>
          <table:table-cell table:style-name="ce46" office:value-type="string" calcext:value-type="string">
            <text:p>Малинин</text:p>
          </table:table-cell>
          <table:table-cell table:style-name="ce46" office:value-type="string" calcext:value-type="string">
            <text:p>Кропачева</text:p>
          </table:table-cell>
          <table:table-cell table:style-name="ce52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 table:number-columns-spanned="1" table:number-rows-spanned="20">
            <text:p>кто должен</text:p>
          </table:table-cell>
          <table:table-cell table:style-name="ce46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33:.$AMJ3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145" calcext:value-type="string">
            <text:p>145</text:p>
          </table:table-cell>
          <table:table-cell table:style-name="ce14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241" calcext:value-type="string">
            <text:p>241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40" calcext:value-type="string">
            <text:p>140</text:p>
          </table:table-cell>
          <table:table-cell table:style-name="ce14" table:formula="of:=SUMIF([$'Посещения + Долги'.$A$28:.$AMJ$28] ; [.R$6]; [.$A47:.$AMJ47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101" calcext:value-type="string">
            <text:p>101</text:p>
          </table:table-cell>
          <table:table-cell table:style-name="ce14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196" calcext:value-type="string">
            <text:p>196</text:p>
          </table:table-cell>
          <table:table-cell table:style-name="ce14" table:formula="of:=SUMIF([$'Посещения + Долги'.$A$28:.$AMJ$28] ; [.R$6]; [.$A49:.$AMJ49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6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8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49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53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</text:p>
          </table:table-cell>
          <table:table-cell table:style-name="ce50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1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0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1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0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1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0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1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0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1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0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1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0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1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0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1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0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1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0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1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0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1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0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51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50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50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51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0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51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50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51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50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1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0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1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0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1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0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1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50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1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0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1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1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1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1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1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1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1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1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1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1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1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1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1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1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1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1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1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1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1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1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1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1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1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1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1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1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1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1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1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1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1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1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1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1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1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1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1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1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1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1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1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1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1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Воробьева</text:p>
          </table:table-cell>
          <table:table-cell table:style-name="ce50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1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0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1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0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1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0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1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0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51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1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50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1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0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51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50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51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0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1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0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1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0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1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50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50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51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50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51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50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51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50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1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0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0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1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0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1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0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0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1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1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1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1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1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1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1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1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1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1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1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1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1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1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1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1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1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1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1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1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1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1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1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1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1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1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1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1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1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1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1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1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1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1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1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1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1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1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1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1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1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Дорохин</text:p>
          </table:table-cell>
          <table:table-cell table:style-name="ce50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1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0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1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0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1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0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1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0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1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0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1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0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1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0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1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0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1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0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1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0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1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0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1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0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1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0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1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0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1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0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1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0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1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0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1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0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1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0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1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0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1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0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1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1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1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1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1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1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1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1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1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1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1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1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1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1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1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1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1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1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1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1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1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1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1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1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1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1" table:formula="of:=IF(OR(ISTEXT([$'Посещения + Долги'.BR4]); [.$A33]=[.BR$52]); 0; [$'Посещения + Долги'.BR$26]*[$'Посещения + Долги'.BR4])" office:value-type="string" office:string-value="45" calcext:value-type="string">
            <text:p>45</text:p>
          </table:table-cell>
          <table:table-cell table:style-name="ce51" table:formula="of:=IF(OR(ISTEXT([$'Посещения + Долги'.BS4]); [.$A33]=[.BS$52]); 0; [$'Посещения + Долги'.BS$26]*[$'Посещения + Долги'.BS4])" office:value-type="string" office:string-value="56.25" calcext:value-type="string">
            <text:p>56.25</text:p>
          </table:table-cell>
          <table:table-cell table:style-name="ce51" table:formula="of:=IF(OR(ISTEXT([$'Посещения + Долги'.BT4]); [.$A33]=[.BT$52]); 0; [$'Посещения + Долги'.BT$26]*[$'Посещения + Долги'.BT4])" office:value-type="string" office:string-value="45" calcext:value-type="string">
            <text:p>45</text:p>
          </table:table-cell>
          <table:table-cell table:style-name="ce51" table:formula="of:=IF(OR(ISTEXT([$'Посещения + Долги'.BU4]); [.$A33]=[.BU$52]); 0; [$'Посещения + Долги'.BU$26]*[$'Посещения + Долги'.BU4])" office:value-type="string" office:string-value="50" calcext:value-type="string">
            <text:p>50</text:p>
          </table:table-cell>
          <table:table-cell table:style-name="ce51" table:formula="of:=IF(OR(ISTEXT([$'Посещения + Долги'.BV4]); [.$A33]=[.BV$52]); 0; [$'Посещения + Долги'.BV$26]*[$'Посещения + Долги'.BV4])" office:value-type="string" office:string-value="36" calcext:value-type="string">
            <text:p>36</text:p>
          </table:table-cell>
          <table:table-cell table:style-name="ce51" table:formula="of:=IF(OR(ISTEXT([$'Посещения + Долги'.BW4]); [.$A33]=[.BW$52]); 0; [$'Посещения + Долги'.BW$26]*[$'Посещения + Долги'.BW4])" office:value-type="string" office:string-value="40" calcext:value-type="string">
            <text:p>40</text:p>
          </table:table-cell>
          <table:table-cell table:style-name="ce51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1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1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1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1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1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1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1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1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1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1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Захаров</text:p>
          </table:table-cell>
          <table:table-cell table:style-name="ce50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1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0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1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0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1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0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1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0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1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0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1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0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1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0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1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0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1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0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1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0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1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0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1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0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1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0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1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0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1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0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1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0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1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0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1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0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1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0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1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0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1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0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1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1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1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1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1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1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1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1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1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1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1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1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1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1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1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1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1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1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1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1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1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1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1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1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1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1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1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1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1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1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1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1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1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1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1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1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1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1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1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1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1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1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Иванова</text:p>
          </table:table-cell>
          <table:table-cell table:style-name="ce50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1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0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1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0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1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0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1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0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1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0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1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0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1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0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1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0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1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0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1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0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1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0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1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0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1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0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1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0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1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0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1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0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1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0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1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0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1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0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1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0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1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0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1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1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1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1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1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1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1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1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1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1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1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1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1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1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1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1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1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1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1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1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1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1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1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1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1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1" table:formula="of:=IF(OR(ISTEXT([$'Посещения + Долги'.BR6]); [.$A35]=[.BR$52]); 0; [$'Посещения + Долги'.BR$26]*[$'Посещения + Долги'.BR6])" office:value-type="string" office:string-value="45" calcext:value-type="string">
            <text:p>45</text:p>
          </table:table-cell>
          <table:table-cell table:style-name="ce51" table:formula="of:=IF(OR(ISTEXT([$'Посещения + Долги'.BS6]); [.$A35]=[.BS$52]); 0; [$'Посещения + Долги'.BS$26]*[$'Посещения + Долги'.BS6])" office:value-type="string" office:string-value="56.25" calcext:value-type="string">
            <text:p>56.25</text:p>
          </table:table-cell>
          <table:table-cell table:style-name="ce51" table:formula="of:=IF(OR(ISTEXT([$'Посещения + Долги'.BT6]); [.$A35]=[.BT$52]); 0; [$'Посещения + Долги'.BT$26]*[$'Посещения + Долги'.BT6])" office:value-type="string" office:string-value="45" calcext:value-type="string">
            <text:p>45</text:p>
          </table:table-cell>
          <table:table-cell table:style-name="ce51" table:formula="of:=IF(OR(ISTEXT([$'Посещения + Долги'.BU6]); [.$A35]=[.BU$52]); 0; [$'Посещения + Долги'.BU$26]*[$'Посещения + Долги'.BU6])" office:value-type="string" office:string-value="50" calcext:value-type="string">
            <text:p>50</text:p>
          </table:table-cell>
          <table:table-cell table:style-name="ce51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1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1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1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1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1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1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1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1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1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1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1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Лисицын</text:p>
          </table:table-cell>
          <table:table-cell table:style-name="ce50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1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0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1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0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1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0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1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0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1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0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1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0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1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0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1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0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1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0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1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0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1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0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1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0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0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1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0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1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0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1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0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1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0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1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0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1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0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1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0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1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0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1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1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1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1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1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1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1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1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1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1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1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1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1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1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1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1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1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1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1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1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1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1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1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1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1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1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1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1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1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51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51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51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1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1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1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1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1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1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1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1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1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1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люков</text:p>
          </table:table-cell>
          <table:table-cell table:style-name="ce50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1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0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1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0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1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0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1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0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1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0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1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0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1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0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1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0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1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0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1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0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1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0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1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0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1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0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1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0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1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0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1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0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1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0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1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0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1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0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1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0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1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0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1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1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1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1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1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1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1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1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1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1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1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1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1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1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1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1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1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1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1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1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1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1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1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1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1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1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1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1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1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1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1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1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1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1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1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1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1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1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1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1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1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1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урлатов</text:p>
          </table:table-cell>
          <table:table-cell table:style-name="ce50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1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0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1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0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1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0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1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0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1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0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1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0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1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0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1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0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1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0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1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0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1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0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1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0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0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1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0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1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0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1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0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1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0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1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0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1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0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1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0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1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0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1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1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1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1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1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1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1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1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1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1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1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1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1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1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1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1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1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1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1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1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1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1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1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1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1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1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1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1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1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1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1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1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1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1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1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1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1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1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1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1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1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1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1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авлюк</text:p>
          </table:table-cell>
          <table:table-cell table:style-name="ce50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1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0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1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0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1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0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1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0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1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0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1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0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1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0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1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0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1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0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51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0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1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0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51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0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1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0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1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0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1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0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1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0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51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0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1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0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1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0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1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0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1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0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1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1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1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1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1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1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1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1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1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1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1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1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1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1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1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1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1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1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1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1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1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1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1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1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1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1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1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1" table:formula="of:=IF(OR(ISTEXT([$'Посещения + Долги'.BT10]); [.$A39]=[.BT$52]); 0; [$'Посещения + Долги'.BT$26]*[$'Посещения + Долги'.BT10])" office:value-type="string" office:string-value="45" calcext:value-type="string">
            <text:p>45</text:p>
          </table:table-cell>
          <table:table-cell table:style-name="ce51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1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51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1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1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1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1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1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1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1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1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1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1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1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искун</text:p>
          </table:table-cell>
          <table:table-cell table:style-name="ce50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1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0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1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0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1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0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1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0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1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0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1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0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1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0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1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0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1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0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1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0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1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0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1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0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0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1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0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1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0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1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0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1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0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1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0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1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0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1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0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1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0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1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1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1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1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1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1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1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1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1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1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1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1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1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1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1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1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1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1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1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1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1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1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1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1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1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1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1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1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1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1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1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1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1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1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1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1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1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1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1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1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1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1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Полищук </text:p>
          </table:table-cell>
          <table:table-cell table:style-name="ce50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1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0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1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0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1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0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1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0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1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0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1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0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1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0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1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0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1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0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1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0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1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0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1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0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1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0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1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0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1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0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1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0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1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0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1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0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1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0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1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0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1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0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1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1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1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1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1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1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1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1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1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1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1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1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1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1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1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1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1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1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1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1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1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1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1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1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1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1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51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51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51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51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1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1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1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1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1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1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1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1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1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1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51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Рагимов</text:p>
          </table:table-cell>
          <table:table-cell table:style-name="ce50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1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0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1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0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1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0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1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0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1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0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1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0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1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0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1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0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1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0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1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0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1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0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1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0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1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0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1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0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1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0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1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0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1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0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1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0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1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0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1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0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1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0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1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1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1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1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1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1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51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1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1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1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51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1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1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1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51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51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1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1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1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1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1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1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1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1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1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1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1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1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1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1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1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1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1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1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1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1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1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1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1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1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1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1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51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Скиднов</text:p>
          </table:table-cell>
          <table:table-cell table:style-name="ce50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1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0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1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0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1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0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1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0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1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0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1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0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1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0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1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0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1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0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1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0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1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0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1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0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1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0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1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0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1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0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1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0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1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0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1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0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1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0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1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0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1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0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1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1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1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1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1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1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1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1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1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1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1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1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1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1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51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51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1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1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1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1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1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51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51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51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1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51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51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51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51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51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51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51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1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1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1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1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1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1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1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1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1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Фатеев</text:p>
          </table:table-cell>
          <table:table-cell table:style-name="ce50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1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0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1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0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1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0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1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0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1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0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1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0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1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0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1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0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1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0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1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0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1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0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1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0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0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1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0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1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0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1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0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1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0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1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0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1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0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1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0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1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0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1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1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1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1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1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1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1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1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1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1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1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1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1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1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1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1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1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1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1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1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1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1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1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1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1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1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1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1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1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1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1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1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1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1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1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1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1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1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1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1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1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1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1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литин</text:p>
          </table:table-cell>
          <table:table-cell table:style-name="ce50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1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0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1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0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1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0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1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0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1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0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1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0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1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0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1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0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1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0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1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0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1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0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1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0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1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0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1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0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1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0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1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0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1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0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1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0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1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0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1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0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1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0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1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1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1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1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1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1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1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1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1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1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1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1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1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1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1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1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1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51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1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1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1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1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51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51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51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1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1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1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1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1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51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51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51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1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1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51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1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1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1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1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1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1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1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овалев</text:p>
          </table:table-cell>
          <table:table-cell table:style-name="ce50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0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0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0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0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0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0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0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0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0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0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0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0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0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0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0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0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0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0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0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0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0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0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0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0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0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0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0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0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0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0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0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0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0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0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0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0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0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0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0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0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0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0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0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0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0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0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0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0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0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0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0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0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0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0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0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0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0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0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0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0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0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0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0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50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0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0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0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0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0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0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0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0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0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0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0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0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0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0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0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Чердинцев</text:p>
          </table:table-cell>
          <table:table-cell table:style-name="ce50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0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0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0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0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0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0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0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0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0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0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0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0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0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0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0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0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0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0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0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0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0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0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0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0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0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0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0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0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0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0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0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0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0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0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0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0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0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0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0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0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0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0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0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0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0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0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0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0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0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0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0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0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0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0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0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0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0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0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0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0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0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0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0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0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0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0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0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0" table:formula="of:=IF(OR(ISTEXT([$'Посещения + Долги'.BR18]); [.$A47]=[.BR$52]); 0; [$'Посещения + Долги'.BR$26]*[$'Посещения + Долги'.BR18])" office:value-type="string" office:string-value="45" calcext:value-type="string">
            <text:p>45</text:p>
          </table:table-cell>
          <table:table-cell table:style-name="ce50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0" table:formula="of:=IF(OR(ISTEXT([$'Посещения + Долги'.BT18]); [.$A47]=[.BT$52]); 0; [$'Посещения + Долги'.BT$26]*[$'Посещения + Долги'.BT18])" office:value-type="string" office:string-value="45" calcext:value-type="string">
            <text:p>45</text:p>
          </table:table-cell>
          <table:table-cell table:style-name="ce50" table:formula="of:=IF(OR(ISTEXT([$'Посещения + Долги'.BU18]); [.$A47]=[.BU$52]); 0; [$'Посещения + Долги'.BU$26]*[$'Посещения + Долги'.BU18])" office:value-type="string" office:string-value="50" calcext:value-type="string">
            <text:p>50</text:p>
          </table:table-cell>
          <table:table-cell table:style-name="ce50" table:formula="of:=IF(OR(ISTEXT([$'Посещения + Долги'.BV18]); [.$A47]=[.BV$52]); 0; [$'Посещения + Долги'.BV$26]*[$'Посещения + Долги'.BV18])" office:value-type="string" office:string-value="36" calcext:value-type="string">
            <text:p>36</text:p>
          </table:table-cell>
          <table:table-cell table:style-name="ce50" table:formula="of:=IF(OR(ISTEXT([$'Посещения + Долги'.BW18]); [.$A47]=[.BW$52]); 0; [$'Посещения + Долги'.BW$26]*[$'Посещения + Долги'.BW18])" office:value-type="string" office:string-value="40" calcext:value-type="string">
            <text:p>40</text:p>
          </table:table-cell>
          <table:table-cell table:style-name="ce50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0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0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0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0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0" table:formula="of:=IF(OR(ISTEXT([$'Посещения + Долги'.CD18]); [.$A47]=[.CD$52]); 0; [$'Посещения + Долги'.CD$26]*[$'Посещения + Долги'.CD18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0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0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0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50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Уваркин</text:p>
          </table:table-cell>
          <table:table-cell table:style-name="ce50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0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0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0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0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0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0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0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0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0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0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0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0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0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0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0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0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0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0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0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0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0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0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0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0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0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0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0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0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0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0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0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0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0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0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0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0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0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0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0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0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0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0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0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0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0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0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0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0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0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0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0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0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0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0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0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0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0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0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0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0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0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0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0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0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0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0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0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0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50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50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50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50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50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50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50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0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0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0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0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0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0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0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0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0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50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Малинин</text:p>
          </table:table-cell>
          <table:table-cell table:style-name="ce50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0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0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0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0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0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0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0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0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0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0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0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0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0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0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0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0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0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0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0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0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0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0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0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0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0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0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0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0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0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0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0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0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0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0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0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0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0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0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0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0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0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0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0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0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0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0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0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0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0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0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0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0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0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0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0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0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0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0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0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0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0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0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0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0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0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0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0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0" table:formula="of:=IF(OR(ISTEXT([$'Посещения + Долги'.BR20]); [.$A49]=[.BR$52]); 0; [$'Посещения + Долги'.BR$26]*[$'Посещения + Долги'.BR20])" office:value-type="string" office:string-value="45" calcext:value-type="string">
            <text:p>45</text:p>
          </table:table-cell>
          <table:table-cell table:style-name="ce50" table:formula="of:=IF(OR(ISTEXT([$'Посещения + Долги'.BS20]); [.$A49]=[.BS$52]); 0; [$'Посещения + Долги'.BS$26]*[$'Посещения + Долги'.BS20])" office:value-type="string" office:string-value="56.25" calcext:value-type="string">
            <text:p>56.25</text:p>
          </table:table-cell>
          <table:table-cell table:style-name="ce50" table:formula="of:=IF(OR(ISTEXT([$'Посещения + Долги'.BT20]); [.$A49]=[.BT$52]); 0; [$'Посещения + Долги'.BT$26]*[$'Посещения + Долги'.BT20])" office:value-type="string" office:string-value="45" calcext:value-type="string">
            <text:p>45</text:p>
          </table:table-cell>
          <table:table-cell table:style-name="ce50" table:formula="of:=IF(OR(ISTEXT([$'Посещения + Долги'.BU20]); [.$A49]=[.BU$52]); 0; [$'Посещения + Долги'.BU$26]*[$'Посещения + Долги'.BU20])" office:value-type="string" office:string-value="50" calcext:value-type="string">
            <text:p>50</text:p>
          </table:table-cell>
          <table:table-cell table:style-name="ce50" table:formula="of:=IF(OR(ISTEXT([$'Посещения + Долги'.BV20]); [.$A49]=[.BV$52]); 0; [$'Посещения + Долги'.BV$26]*[$'Посещения + Долги'.BV20])" office:value-type="string" office:string-value="36" calcext:value-type="string">
            <text:p>36</text:p>
          </table:table-cell>
          <table:table-cell table:style-name="ce50" table:formula="of:=IF(OR(ISTEXT([$'Посещения + Долги'.BW20]); [.$A49]=[.BW$52]); 0; [$'Посещения + Долги'.BW$26]*[$'Посещения + Долги'.BW20])" office:value-type="string" office:string-value="40" calcext:value-type="string">
            <text:p>40</text:p>
          </table:table-cell>
          <table:table-cell table:style-name="ce50" table:formula="of:=IF(OR(ISTEXT([$'Посещения + Долги'.BX20]); [.$A49]=[.BX$52]); 0; [$'Посещения + Долги'.BX$26]*[$'Посещения + Долги'.BX20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0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0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0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0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0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0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0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0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0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0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Кропачева</text:p>
          </table:table-cell>
          <table:table-cell table:style-name="ce50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0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0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0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0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0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0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0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0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0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0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0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0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0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0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0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0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0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0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0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0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0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0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0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0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0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0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0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0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0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0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0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0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0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0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0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0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0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0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0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0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0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0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0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0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0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0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0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0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0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0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0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0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0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0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0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0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0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0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0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0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0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0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0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0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0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0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0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0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50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50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50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50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50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50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0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0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0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0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0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0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0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0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0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0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50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 table:style-name="ce46" office:value-type="string" calcext:value-type="string">
            <text:p>Харламов</text:p>
          </table:table-cell>
          <table:table-cell table:style-name="ce50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0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0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0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0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0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0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0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0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0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0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0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0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0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0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0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0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0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0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0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0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0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0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0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0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0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0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0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0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0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0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0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0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0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0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0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0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0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0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0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0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0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0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0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0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0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0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0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0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0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0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0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0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0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0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0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0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0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0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0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0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0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0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0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0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0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0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0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0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0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0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0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0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0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0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0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0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0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0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0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0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50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0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0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0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50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50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string" office:string-value="Улитин" calcext:value-type="string">
            <text:p>Улитин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string" office:string-value="Улитин" calcext:value-type="string">
            <text:p>Улитин</text:p>
          </table:table-cell>
          <table:table-cell table:style-name="ce12" table:formula="of:=[$'Посещения + Долги'.CI28]" office:value-type="string" office:string-value="Павлюк" calcext:value-type="string">
            <text:p>Павлюк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49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16" meta:object-count="0"/>
    <meta:generator>LibreOfficeDev/5.1.0.3$Linux_X86_64 LibreOffice_project/</meta:generator>
  </office:meta>
</office:document-meta>
</file>